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Text_20_body" style:list-style-name="L5">
      <style:paragraph-properties fo:padding="0.049cm" fo:border="0.06pt solid #e3e3e3"/>
      <style:text-properties style:font-name="Times New Roman" fo:font-size="14pt" style:font-size-asian="14pt" style:font-size-complex="14pt"/>
    </style:style>
    <style:style style:name="P3" style:family="paragraph" style:parent-style-name="Text_20_body" style:list-style-name="L6">
      <style:paragraph-properties fo:padding="0.049cm" fo:border="0.06pt solid #e3e3e3"/>
      <style:text-properties style:font-name="Times New Roman" fo:font-size="14pt" style:font-size-asian="14pt" style:font-size-complex="14pt"/>
    </style:style>
    <style:style style:name="P4" style:family="paragraph" style:parent-style-name="Text_20_body" style:list-style-name="L8">
      <style:paragraph-properties fo:padding="0.049cm" fo:border="0.06pt solid #e3e3e3"/>
      <style:text-properties style:font-name="Times New Roman" fo:font-size="14pt" style:font-size-asian="14pt" style:font-size-complex="14pt"/>
    </style:style>
    <style:style style:name="P5" style:family="paragraph" style:parent-style-name="Text_20_body" style:list-style-name="L9">
      <style:paragraph-properties fo:padding="0.049cm" fo:border="0.06pt solid #e3e3e3"/>
      <style:text-properties style:font-name="Times New Roman" fo:font-size="14pt" style:font-size-asian="14pt" style:font-size-complex="14pt"/>
    </style:style>
    <style:style style:name="P6" style:family="paragraph" style:parent-style-name="Text_20_body" style:list-style-name="L10">
      <style:paragraph-properties fo:padding="0.049cm" fo:border="0.06pt solid #e3e3e3"/>
      <style:text-properties style:font-name="Times New Roman" fo:font-size="14pt" style:font-size-asian="14pt" style:font-size-complex="14pt"/>
    </style:style>
    <style:style style:name="P7" style:family="paragraph" style:parent-style-name="Text_20_body" style:list-style-name="L11">
      <style:paragraph-properties fo:padding="0.049cm" fo:border="0.06pt solid #e3e3e3"/>
      <style:text-properties style:font-name="Times New Roman" fo:font-size="14pt" style:font-size-asian="14pt" style:font-size-complex="14pt"/>
    </style:style>
    <style:style style:name="P8" style:family="paragraph" style:parent-style-name="Text_20_body" style:list-style-name="L9">
      <style:paragraph-properties fo:padding="0.049cm" fo:border="0.06pt solid #e3e3e3"/>
    </style:style>
    <style:style style:name="T1" style:family="text">
      <style:text-properties loext:padding="0.049cm" loext:border="0.06pt solid #e3e3e3"/>
    </style:style>
    <style:style style:name="T2" style:family="text">
      <style:text-properties style:font-name="Times"/>
    </style:style>
    <style:style style:name="T3" style:family="text">
      <style:text-properties style:font-name="Times" loext:padding="0.049cm" loext:border="0.06pt solid #e3e3e3"/>
    </style:style>
    <style:style style:name="T4" style:family="text">
      <style:text-properties style:font-name="Times New Roman"/>
    </style:style>
    <style:style style:name="T5" style:family="text">
      <style:text-properties style:font-name="Times New Roman" loext:padding="0.049cm" loext:border="0.06pt solid #e3e3e3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5">
        <text:list-item>
          <text:p text:style-name="P2"><text:span text:style-name="T8">Импорт модулей: </text:span>Импортируем необходимые модули sys для работы с системными параметрами, QApplication, QWidget и QLabel из PyQt6.QtWidgets для создания графического интерфейса, а также QPixmap из PyQt6.QtGui для работы с изображениями.</text:p>
        </text:list-item>
        <text:list-item>
          <text:p text:style-name="P2"><text:span text:style-name="T8">Класс MainWindow: </text:span>Определяем класс MainWindow, который является подклассом QWidget. В его конструкторе вызываем конструктор родительского класса, затем инициализируем пользовательский интерфейс методом initializeUI.</text:p>
        </text:list-item>
        <text:list-item>
          <text:p text:style-name="P2"><text:span text:style-name="T8">Метод initializeUI:</text:span> Метод устанавливает размеры и заголовок окна с помощью setGeometry и setWindowTitle, затем вызывает метод setUpMainWindow для настройки содержимого окна и отображает окно на экране.</text:p>
        </text:list-item>
        <text:list-item>
          <text:p text:style-name="P2"><text:span text:style-name="T8">Метод setUpMainWindow:</text:span> </text:p>
        </text:list-item>
      </text:list>
      <text:list xml:id="list3161164343" text:style-name="L9">
        <text:list-item>
          <text:p text:style-name="P5">Создание метки для текста "Привет!":</text:p>
        </text:list-item>
      </text:list>
      <text:list text:style-name="L8">
        <text:list-item>
          <text:list>
            <text:list-item>
              <text:p text:style-name="P4">Создается объект QLabel с родительским элементом self, что означает, что метка будет относиться к главному окну приложения.</text:p>
            </text:list-item>
            <text:list-item>
              <text:p text:style-name="P4">Метод setText("Привет!") устанавливает текст метки.</text:p>
            </text:list-item>
            <text:list-item>
              <text:p text:style-name="P4">Метод move(155, 15) устанавливает положение метки на главном окне по координатам (155, 15).</text:p>
            </text:list-item>
          </text:list>
        </text:list-item>
      </text:list>
      <text:list xml:id="list202914476995199" text:continue-list="list3161164343" text:style-name="L9">
        <text:list-item>
          <text:p text:style-name="P5">Создание метки для изображения:</text:p>
        </text:list-item>
      </text:list>
      <text:list text:style-name="L10">
        <text:list-item>
          <text:list>
            <text:list-item>
              <text:p text:style-name="P6">Указывается путь к изображению.</text:p>
            </text:list-item>
            <text:list-item>
              <text:p text:style-name="P6">Пытаемся открыть файл с изображением в блоке try-except для обработки возможных ошибок.</text:p>
            </text:list-item>
            <text:list-item>
              <text:p text:style-name="P6">Если файл существует, создается метка world_label для отображения изображения.</text:p>
            </text:list-item>
            <text:list-item>
              <text:p text:style-name="P6">Создается объект QPixmap с загруженным изображением.</text:p>
            </text:list-item>
            <text:list-item>
              <text:p text:style-name="P6">Изображение масштабируется до размеров 300x300 с помощью метода scaled.</text:p>
            </text:list-item>
            <text:list-item>
              <text:p text:style-name="P6">Метод setPixmap устанавливает изображение на метку.</text:p>
            </text:list-item>
            <text:list-item>
              <text:p text:style-name="P6">Метод move(25, 40) устанавливает положение метки с изображением на главном окне по координатам (25, 40).</text:p>
            </text:list-item>
          </text:list>
        </text:list-item>
      </text:list>
      <text:list text:continue-list="list202914476995199" text:style-name="L9">
        <text:list-item>
          <text:p text:style-name="P8"><text:span text:style-name="T7">Обработка исключения FileNotFoundError:</text:span></text:p>
        </text:list-item>
      </text:list>
      <text:list text:style-name="L11">
        <text:list-item>
          <text:list>
            <text:list-item>
              <text:p text:style-name="P7"><text:soft-page-break/>Если файл с изображением не найден, выводится сообщение об ошибке, указывающее на проблему.</text:p>
            </text:list-item>
          </text:list>
        </text:list-item>
      </text:list>
      <text:list text:style-name="L6">
        <text:list-item>
          <text:p text:style-name="P3"><text:span text:style-name="T8">Создание экземпляра QApplication: </text:span>Создается объект приложения QApplication, который управляет основным циклом событий приложения.</text:p>
        </text:list-item>
        <text:list-item>
          <text:p text:style-name="P3"><text:span text:style-name="T8">Создание и отображение окна:</text:span> Создается экземпляр класса MainWindow, а затем вызывается метод exec() приложения app, чтобы запустить главный цикл событий.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499cm"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20:16:26.908484749</meta:creation-date>
    <dc:date>2024-04-03T20:29:14.178315830</dc:date>
    <meta:editing-duration>PT12M47S</meta:editing-duration>
    <meta:editing-cycles>2</meta:editing-cycles>
    <meta:generator>LibreOffice/7.6.5.2$Linux_X86_64 LibreOffice_project/60$Build-2</meta:generator>
    <meta:document-statistic meta:table-count="0" meta:image-count="0" meta:object-count="0" meta:page-count="2" meta:paragraph-count="20" meta:word-count="254" meta:character-count="1914" meta:non-whitespace-character-count="1699"/>
  </office:meta>
</office:document-meta>
</file>